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098" officeooo:paragraph-rsid="001c6098"/>
    </style:style>
    <style:style style:name="P2" style:family="paragraph" style:parent-style-name="Standard">
      <style:text-properties officeooo:paragraph-rsid="001c6098"/>
    </style:style>
    <style:style style:name="T1" style:family="text">
      <style:text-properties officeooo:rsid="001c60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du sdk GAP : </text:p>
      <text:p text:style-name="P1">Le sdk ne fonctionne que sur ubuntu 18/20 (pas de bol). Il requiert également python &gt; 3,8, qui est incompatible avec ubuntu 20 et inférieur (oups). Il faut donc installer anaconda pour se créer un environnement virtuel. Ce tutoriel a très bien fonctionné sur ubuntu 20,04 pour moi : <text:a xlink:type="simple" xlink:href="https://www.digitalocean.com/community/tutorials/how-to-install-anaconda-on-ubuntu-18-04-quickstart" text:style-name="Internet_20_link" text:visited-style-name="Visited_20_Internet_20_Link">https://www.digitalocean.com/community/tutorials/how-to-install-anaconda-on-ubuntu-18-04-quickstart</text:a> </text:p>
      <text:p text:style-name="P1"/>
      <text:p text:style-name="P1">le sdk lui-même : </text:p>
      <text:p text:style-name="P1">Placez-vous dans un environnement anaconda avec python&gt;3.8 (python3.10 fonctionnait bien). </text:p>
      <text:p text:style-name="P2"><text:span text:style-name="T1">Suivez les instructions ici : </text:span><text:a xlink:type="simple" xlink:href="https://greenwaves-technologies.com/setting-up-sdk/" text:style-name="Internet_20_link" text:visited-style-name="Visited_20_Internet_20_Link"><text:span text:style-name="T1">htps://greenwaves-technologies.com/setting-up-sdk/</text:span></text:a></text:p>
      <text:p text:style-name="P1"><text:a xlink:type="simple" xlink:href="https://github.com/GreenWaves-Technologies/gap_sdk.git" text:style-name="Internet_20_link" text:visited-style-name="Visited_20_Internet_20_Link">I</text:a>l vous faudra installer openocd : sudo apt install openocd</text:p>
      <text:p text:style-name="P1">et la version openocd utilisée par greenwaves : wget <text:a xlink:type="simple" xlink:href="https://github.com/GreenWaves-Technologies/gap8_openocd.git" text:style-name="Internet_20_link" text:visited-style-name="Visited_20_Internet_20_Link">https://github.com/GreenWaves-Technologies/gap8_openocd.git</text:a> (il suffit de le télécharger, pas d’installation à faire)</text:p>
      <text:p text:style-name="P1">Je ne sais pas si les deux sont nécessaires ou seulement celui de greenwaves, donc dans le doute j’ai installé les deux.</text:p>
      <text:p text:style-name="P1">Au moment de faire source sourceme,sh choisissez GAPUINO_V3 si vous utilisez une gapuin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6:43:03.097706138</meta:creation-date>
    <dc:date>2023-03-14T16:53:18.720180018</dc:date>
    <meta:editing-duration>PT10M16S</meta:editing-duration>
    <meta:editing-cycles>1</meta:editing-cycles>
    <meta:document-statistic meta:table-count="0" meta:image-count="0" meta:object-count="0" meta:page-count="1" meta:paragraph-count="9" meta:word-count="139" meta:character-count="1037" meta:non-whitespace-character-count="903"/>
    <meta:generator>LibreOffice/6.4.7.2$Linux_X86_64 LibreOffice_project/40$Build-2</meta:generator>
  </office:meta>
</office:document-meta>
</file>